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roman"/>
    <style:font-face style:name="Lucida Sans1" svg:font-family="'Lucida Sans'" style:font-family-generic="swiss"/>
    <style:font-face style:name="Minion Pro" svg:font-family="'Mini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Minion Pro" fo:font-size="18pt" fo:font-weight="bold" style:font-size-asian="18pt" style:font-weight-asian="bold"/>
    </style:style>
    <style:style style:name="P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Minion Pro" fo:font-size="18pt" fo:font-weight="bold" style:font-size-asian="18pt" style:font-weight-asian="bold"/>
    </style:style>
    <style:style style:name="P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Minion Pro" fo:font-size="14pt" fo:font-weight="normal" style:font-size-asian="14pt" style:font-weight-asian="normal"/>
    </style:style>
    <style:style style:name="P4"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Minion Pro" fo:font-size="14pt" fo:font-weight="normal" officeooo:paragraph-rsid="000c0a70" style:font-size-asian="14pt" style:font-weight-asian="normal"/>
    </style:style>
    <style:style style:name="P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Minion Pro" fo:font-size="14pt" fo:font-weight="bold" officeooo:rsid="000adf85" officeooo:paragraph-rsid="000adf85" style:font-size-asian="14pt" style:font-weight-asian="bold" style:font-size-complex="14pt"/>
    </style:style>
    <style:style style:name="P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Minion Pro" fo:font-size="12pt" fo:font-weight="normal" style:font-size-asian="12pt" style:font-weight-asian="normal" style:font-size-complex="12pt"/>
    </style:style>
    <style:style style:name="P7" style:family="paragraph" style:parent-style-name="Standard">
      <style:text-properties style:font-name="Minion Pro"/>
    </style:style>
    <style:style style:name="P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style:style>
    <style:style style:name="P9"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fo:font-weight="bold" officeooo:rsid="000c0a70" officeooo:paragraph-rsid="000c0a70" style:font-weight-asian="bold" style:font-weight-complex="bold"/>
    </style:style>
    <style:style style:name="P10"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fo:font-size="12pt" style:font-size-asian="12pt" style:font-size-complex="12pt"/>
    </style:style>
    <style:style style:name="P1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fo:font-size="12pt" fo:font-style="italic" fo:font-weight="bold" officeooo:rsid="000adf85" officeooo:paragraph-rsid="000adf85" style:font-size-asian="12pt" style:font-style-asian="italic" style:font-weight-asian="bold" style:font-size-complex="12pt" style:font-style-complex="italic" style:font-weight-complex="bold"/>
    </style:style>
    <style:style style:name="P14"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fo:font-size="12pt" fo:font-weight="normal" officeooo:rsid="000c0a70" officeooo:paragraph-rsid="000c0a70" style:font-size-asian="10.5pt" style:font-weight-asian="normal" style:font-size-complex="12pt" style:font-weight-complex="normal"/>
    </style:style>
    <style:style style:name="P1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style:style>
    <style:style style:name="P16"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style:style>
    <style:style style:name="P17"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fo:font-size="12pt" style:font-size-asian="12pt" style:font-size-complex="12pt"/>
    </style:style>
    <style:style style:name="P18"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fo:font-size="12pt" fo:font-style="normal" fo:font-weight="normal" officeooo:rsid="000adf85" officeooo:paragraph-rsid="000adf85"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fo:font-size="12pt" fo:font-style="italic"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Minion Pro" fo:font-size="12pt" fo:font-weight="normal" officeooo:rsid="000adf85" officeooo:paragraph-rsid="000adf85" style:font-size-asian="10.5pt" style:font-weight-asian="normal" style:font-size-complex="12pt" style:font-weight-complex="normal"/>
    </style:style>
    <style:style style:name="P22" style:family="paragraph" style:parent-style-name="Standard">
      <style:paragraph-properties fo:margin-left="1.27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Minion Pro" fo:font-size="12pt" fo:font-weight="normal" officeooo:rsid="000adf85" officeooo:paragraph-rsid="000adf85" style:font-size-asian="10.5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Minion Pro" fo:font-size="12pt" officeooo:paragraph-rsid="000adf85" style:font-size-asian="12pt" style:font-size-complex="12pt"/>
    </style:style>
    <style:style style:name="P24" style:family="paragraph" style:parent-style-name="Standard">
      <style:paragraph-properties fo:margin-left="0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Minion Pro" fo:font-size="12pt" fo:font-weight="normal" officeooo:rsid="000adf85" officeooo:paragraph-rsid="000adf85" style:font-size-asian="10.5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Minion Pro" fo:font-size="12pt" fo:font-weight="normal" officeooo:rsid="000adf85" officeooo:paragraph-rsid="000adf85" style:font-size-asian="10.5pt" style:font-weight-asian="normal" style:font-size-complex="12pt" style:font-weight-complex="normal"/>
    </style:style>
    <style:style style:name="P26" style:family="paragraph" style:parent-style-name="Standard">
      <style:paragraph-properties fo:margin-left="0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Minion Pro" fo:font-size="12pt" fo:font-style="italic" fo:font-weight="bold" officeooo:rsid="000adf85" officeooo:paragraph-rsid="000adf85" style:font-size-asian="10.5pt" style:font-style-asian="italic" style:font-weight-asian="bold" style:font-size-complex="12pt" style:font-style-complex="italic" style:font-weight-complex="bold"/>
    </style:style>
    <style:style style:name="P27" style:family="paragraph" style:parent-style-name="Standard">
      <style:paragraph-properties fo:margin-left="0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Minion Pro" fo:font-size="14pt" fo:font-weight="bold" officeooo:rsid="000adf85" officeooo:paragraph-rsid="000adf85" style:font-size-asian="14pt" style:font-weight-asian="bold" style:font-size-complex="14pt" style:font-weight-complex="bold"/>
    </style:style>
    <style:style style:name="T1" style:family="text">
      <style:text-properties fo:color="#000000"/>
    </style:style>
    <style:style style:name="T2" style:family="text">
      <style:text-properties fo:color="#000000" fo:font-size="18pt" fo:font-weight="bold" style:font-size-asian="18pt" style:font-weight-asian="bold"/>
    </style:style>
    <style:style style:name="T3" style:family="text">
      <style:text-properties fo:color="#000000" fo:font-size="14pt" fo:font-weight="normal" style:font-size-asian="14pt" style:font-weight-asian="normal"/>
    </style:style>
    <style:style style:name="T4" style:family="text">
      <style:text-properties fo:color="#000000" fo:font-size="14pt" fo:font-weight="normal" officeooo:rsid="000adf85" style:font-size-asian="14pt" style:font-weight-asian="normal"/>
    </style:style>
    <style:style style:name="T5" style:family="text">
      <style:text-properties fo:color="#000000" fo:font-size="14pt" style:font-size-asian="14pt"/>
    </style:style>
    <style:style style:name="T6" style:family="text">
      <style:text-properties fo:color="#000000" fo:font-weight="normal" style:font-weight-asian="normal"/>
    </style:style>
    <style:style style:name="T7" style:family="text">
      <style:text-properties fo:color="#000000" fo:font-weight="normal" officeooo:rsid="000adf85" style:font-weight-asian="normal"/>
    </style:style>
    <style:style style:name="T8" style:family="text">
      <style:text-properties fo:color="#000000" officeooo:rsid="000adf85"/>
    </style:style>
    <style:style style:name="T9" style:family="text">
      <style:text-properties fo:color="#000000" officeooo:rsid="000c0a70"/>
    </style:style>
    <style:style style:name="T10" style:family="text">
      <style:text-properties fo:color="#000000" fo:font-style="normal" officeooo:rsid="000adf85" style:font-style-asian="normal" style:font-style-complex="normal"/>
    </style:style>
    <style:style style:name="T11" style:family="text">
      <style:text-properties fo:color="#000000" fo:font-style="normal" officeooo:rsid="000c0a70" style:font-style-asian="normal" style:font-style-complex="normal"/>
    </style:style>
    <style:style style:name="T12" style:family="text">
      <style:text-properties fo:color="#000000" fo:font-style="normal" fo:font-weight="normal" officeooo:rsid="000adf85" style:font-style-asian="normal" style:font-weight-asian="normal" style:font-style-complex="normal" style:font-weight-complex="normal"/>
    </style:style>
    <style:style style:name="T13" style:family="text">
      <style:text-properties fo:color="#000000" fo:font-style="normal" fo:font-weight="normal" officeooo:rsid="000c0a70" style:font-style-asian="normal" style:font-weight-asian="normal" style:font-style-complex="normal" style:font-weight-complex="normal"/>
    </style:style>
    <style:style style:name="T14" style:family="text">
      <style:text-properties officeooo:rsid="000c0a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WW Databases report</text:span></text:p>
      <text:p text:style-name="P1"/>
      <text:p text:style-name="P5">Overall Methodology </text:p>
      <text:p text:style-name="P5"/>
      <text:p text:style-name="P10"><text:span text:style-name="T6">We initially approached this coursework by discussing our team development methodology together. This methodology included:</text:span></text:p>
      <text:p text:style-name="P6"/>
      <text:p text:style-name="P11"><text:span text:style-name="T1">1. Constant team communication</text:span></text:p>
      <text:p text:style-name="P17"><text:span text:style-name="T6">- </text:span><text:span text:style-name="T7">Google Hangouts <text:s/>for remote conference meetings</text:span></text:p>
      <text:p text:style-name="P17"><text:span text:style-name="T7">- GitHub for remote version control</text:span></text:p>
      <text:p text:style-name="P17"><text:span text:style-name="T7">- Email for correspondence</text:span></text:p>
      <text:p text:style-name="P17"><text:span text:style-name="T7">- Scheduled in-person meetings</text:span></text:p>
      <text:p text:style-name="P17"><text:span text:style-name="T7"/></text:p>
      <text:p text:style-name="P11"><text:span text:style-name="T1">2. Iterative and incremental development</text:span></text:p>
      <text:p text:style-name="P17"><text:span text:style-name="T6">- </text:span><text:span text:style-name="T7">build the program bit by bit</text:span></text:p>
      <text:p text:style-name="P17"><text:span text:style-name="T7">- test each addition continually</text:span></text:p>
      <text:p text:style-name="P17"><text:span text:style-name="T7">- revisit to old tests when new alterations are made</text:span></text:p>
      <text:p text:style-name="P17"><text:span text:style-name="T7">- upload to GitHub frequently</text:span></text:p>
      <text:p text:style-name="P17"><text:span text:style-name="T7"/></text:p>
      <text:p text:style-name="P11"><text:span text:style-name="T1">3. Continuous testing</text:span></text:p>
      <text:p text:style-name="P17"><text:span text:style-name="T6">- </text:span><text:span text:style-name="T7">testing was undertken all though development</text:span></text:p>
      <text:p text:style-name="P17"><text:span text:style-name="T7">- extensive dummy data was created to test the database</text:span></text:p>
      <text:p text:style-name="P17"><text:span text:style-name="T7"/></text:p>
      <text:p text:style-name="P11"><text:span text:style-name="T1">4. Agile development</text:span></text:p>
      <text:p text:style-name="P17"><text:span text:style-name="T6">- </text:span><text:span text:style-name="T7">database design, development, implementation, analysis and testing at the same time</text:span></text:p>
      <text:p text:style-name="P17"><text:span text:style-name="T7"/></text:p>
      <text:p text:style-name="P11"><text:span text:style-name="T1">5. Division of Labour</text:span></text:p>
      <text:p text:style-name="P17"><text:span text:style-name="T6">- </text:span><text:span text:style-name="T7">we divided the tasks into three equal parts. This allowed us to work more efficiently from remote locations.</text:span></text:p>
      <text:p text:style-name="P17"><text:span text:style-name="T7"/></text:p>
      <text:p text:style-name="P23"><text:span text:style-name="T7">Because all three members of the team have different schedules and working locations, we chose to use Google Hangups to talk in three way conferences. This allowed us to communicate effectively and hence work efficiently. We used GitHub to facilitate remote version control between team members. GitHub has been a useful tool for remote collaboration.</text:span></text:p>
      <text:p text:style-name="P16"><text:span text:style-name="T4"/></text:p>
      <text:p text:style-name="P27">Methodology for the Database Design</text:p>
      <text:p text:style-name="P27"/>
      <text:p text:style-name="P24">As a team we had very similar views on our approach to the design of this database:</text:p>
      <text:p text:style-name="P24"/>
      <text:p text:style-name="P26">1. The data should be extensively normalised to avoid repetition of data.</text:p>
      <text:p text:style-name="P21">- This would ensure that inconsistencies do not creep into the data base</text:p>
      <text:p text:style-name="P21"/>
      <text:p text:style-name="P26">2. The data should be divided into sensible 'object'-like tables</text:p>
      <text:p text:style-name="P21">- This allows for a, understandable, logical table</text:p>
      <text:p text:style-name="P21">- it also allows for clear queries to be implemented</text:p>
      <text:p text:style-name="P21"/>
      <text:p text:style-name="P26">3. The database should be on MySQL</text:p>
      <text:p text:style-name="P21">- all team member had access to a MySQL database</text:p>
      <text:p text:style-name="P21"><text:soft-page-break/></text:p>
      <text:p text:style-name="P26">4. Triggers should be kept to a minimum</text:p>
      <text:p text:style-name="P21">- Triggers are a way to introduce unwanted errors into a database.</text:p>
      <text:p text:style-name="P22"/>
      <text:p text:style-name="P25">Overall our database design methodology was put in place to ensure an efficient and problem-free implementation of the database. Bugs can quickly manifest themselves into a database especially when three team members are working together on the database. When data is atomic and consistent, <text:span text:style-name="T14">the database is more robust.</text:span></text:p>
      <text:p text:style-name="P3"/>
      <text:p text:style-name="P9"><text:span text:style-name="T5">Project Schedule</text:span></text:p>
      <text:p text:style-name="P9"><text:span text:style-name="T5"/></text:p>
      <text:p text:style-name="P14"><text:span text:style-name="T1">In our first meeting together, the team set out an overall schedule and approach for the project. We did not want to dive straight into implementation because this can cause unwanted design mistakes. We therefore approached the design of the database with great care. Our approach was as follows:</text:span></text:p>
      <text:p text:style-name="P4"/>
      <text:p text:style-name="P11"><text:span text:style-name="T1">1. Meet as a team to discuss the entire project schedule.</text:span></text:p>
      <text:p text:style-name="P18"><text:span text:style-name="T1">- </text:span><text:span text:style-name="T9">This allowed us to make initial decisions about how the project was going to be implemented</text:span></text:p>
      <text:p text:style-name="P18"><text:span text:style-name="T9">- We also created a schedule for the project</text:span></text:p>
      <text:p text:style-name="P18"><text:span text:style-name="T9">- We also divided up some of the tasks between the team members.</text:span></text:p>
      <text:p text:style-name="P18"><text:span text:style-name="T9"/></text:p>
      <text:p text:style-name="P11"><text:span text:style-name="T1">2. Create a first draft ER diagram to discuss together.</text:span></text:p>
      <text:p text:style-name="P18"><text:span text:style-name="T1">- </text:span><text:span text:style-name="T9">Careful consideration went into creating our ER diagram.</text:span></text:p>
      <text:p text:style-name="P18"><text:span text:style-name="T9">- we ensured that the data was normalised</text:span></text:p>
      <text:p text:style-name="P18"><text:span text:style-name="T9">- we ensured that the data was understandable</text:span></text:p>
      <text:p text:style-name="P11"><text:span text:style-name="T1"/></text:p>
      <text:p text:style-name="P11"><text:span text:style-name="T1">3. </text:span><text:span text:style-name="T8">Divide up the tasks between the three team members</text:span></text:p>
      <text:p text:style-name="P20"><text:span text:style-name="T12">- </text:span><text:span text:style-name="T13">we divided up the tasks between the three members to make the schedule more time efficient</text:span></text:p>
      <text:p text:style-name="P11"><text:span text:style-name="T13"/></text:p>
      <text:p text:style-name="P13"><text:span text:style-name="T1">4. Implement the database through continuous integration with each other.</text:span></text:p>
      <text:p text:style-name="P19"><text:span text:style-name="T1">- </text:span><text:span text:style-name="T9">By constant integration, cross programmer bugs were kept to an absolute minimum</text:span></text:p>
      <text:p text:style-name="P1"/>
      <text:p text:style-name="P8"><text:span text:style-name="T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MT" svg:font-family="ArialMT" style:font-family-generic="roman"/>
    <style:font-face style:name="Lucida Sans1" svg:font-family="'Lucida Sans'" style:font-family-generic="swiss"/>
    <style:font-face style:name="Minion Pro" svg:font-family="'Mini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6:07:52.734057000</meta:creation-date>
    <dc:date>2014-05-02T16:31:21.468388000</dc:date>
    <meta:editing-duration>PT7M28S</meta:editing-duration>
    <meta:editing-cycles>1</meta:editing-cycles>
    <meta:document-statistic meta:table-count="0" meta:image-count="0" meta:object-count="0" meta:page-count="2" meta:paragraph-count="47" meta:word-count="537" meta:character-count="3227" meta:non-whitespace-character-count="2735"/>
    <meta:generator>LibreOffice/4.2.0.4$MacOSX_X86_64 LibreOffice_project/05dceb5d363845f2cf968344d7adab8dcfb2ba71</meta:generator>
  </office:meta>
</office:document-meta>
</file>